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4052" officeooo:paragraph-rsid="00084052"/>
    </style:style>
    <style:style style:name="P2" style:family="paragraph" style:parent-style-name="Text_20_body">
      <style:text-properties officeooo:rsid="00084052" officeooo:paragraph-rsid="00084c8f"/>
    </style:style>
    <style:style style:name="P3" style:family="paragraph" style:parent-style-name="Text_20_body">
      <style:text-properties officeooo:rsid="00084c8f" officeooo:paragraph-rsid="00084c8f"/>
    </style:style>
    <style:style style:name="P4" style:family="paragraph" style:parent-style-name="Text_20_body">
      <style:text-properties officeooo:rsid="0008b6ab" officeooo:paragraph-rsid="00095cc3"/>
    </style:style>
    <style:style style:name="P5" style:family="paragraph" style:parent-style-name="Text_20_body">
      <style:text-properties officeooo:rsid="0008b6ab" officeooo:paragraph-rsid="0011dfb3"/>
    </style:style>
    <style:style style:name="P6" style:family="paragraph" style:parent-style-name="Text_20_body">
      <style:text-properties officeooo:rsid="0008b6ab" officeooo:paragraph-rsid="0013a459"/>
    </style:style>
    <style:style style:name="P7" style:family="paragraph" style:parent-style-name="Text_20_body">
      <style:text-properties officeooo:rsid="0008b6ab" officeooo:paragraph-rsid="0015f708"/>
    </style:style>
    <style:style style:name="P8" style:family="paragraph" style:parent-style-name="Text_20_body">
      <style:text-properties officeooo:rsid="0008b6ab" officeooo:paragraph-rsid="0020c399"/>
    </style:style>
    <style:style style:name="P9" style:family="paragraph" style:parent-style-name="Text_20_body">
      <style:text-properties officeooo:rsid="0008b6ab" officeooo:paragraph-rsid="002192b5"/>
    </style:style>
    <style:style style:name="P10" style:family="paragraph" style:parent-style-name="Text_20_body">
      <style:text-properties officeooo:rsid="00095cc3" officeooo:paragraph-rsid="00095cc3"/>
    </style:style>
    <style:style style:name="P11" style:family="paragraph" style:parent-style-name="Text_20_body">
      <style:text-properties officeooo:rsid="00095cc3" officeooo:paragraph-rsid="000f482b"/>
    </style:style>
    <style:style style:name="P12" style:family="paragraph" style:parent-style-name="Text_20_body">
      <style:text-properties officeooo:rsid="00095cc3" officeooo:paragraph-rsid="0015f708"/>
    </style:style>
    <style:style style:name="P13" style:family="paragraph" style:parent-style-name="Text_20_body">
      <style:text-properties officeooo:rsid="00095cc3" officeooo:paragraph-rsid="00186dc2"/>
    </style:style>
    <style:style style:name="P14" style:family="paragraph" style:parent-style-name="Text_20_body">
      <style:text-properties officeooo:rsid="00095cc3" officeooo:paragraph-rsid="00195b18"/>
    </style:style>
    <style:style style:name="P15" style:family="paragraph" style:parent-style-name="Text_20_body">
      <style:text-properties officeooo:rsid="00095cc3" officeooo:paragraph-rsid="002192b5"/>
    </style:style>
    <style:style style:name="P16" style:family="paragraph" style:parent-style-name="Text_20_body">
      <style:text-properties style:font-name="Courier 10 Pitch" fo:font-size="10pt" officeooo:rsid="000ccbb2" officeooo:paragraph-rsid="000f482b" style:font-size-asian="10pt" style:font-size-complex="10pt"/>
    </style:style>
    <style:style style:name="P17" style:family="paragraph" style:parent-style-name="Text_20_body">
      <style:text-properties style:font-name="Courier 10 Pitch" fo:font-size="10pt" officeooo:rsid="0013a459" officeooo:paragraph-rsid="0013a459" style:font-size-asian="10pt" style:font-size-complex="10pt"/>
    </style:style>
    <style:style style:name="P18" style:family="paragraph" style:parent-style-name="Text_20_body">
      <style:text-properties style:font-name="Courier 10 Pitch" fo:font-size="10pt" officeooo:rsid="00095cc3" officeooo:paragraph-rsid="00186dc2" style:font-size-asian="10pt" style:font-size-complex="10pt"/>
    </style:style>
    <style:style style:name="P19" style:family="paragraph" style:parent-style-name="Text_20_body">
      <style:text-properties style:font-name="Courier 10 Pitch" fo:font-size="10pt" officeooo:rsid="00095cc3" officeooo:paragraph-rsid="00195b18" style:font-size-asian="10pt" style:font-size-complex="10pt"/>
    </style:style>
    <style:style style:name="P20" style:family="paragraph" style:parent-style-name="Text_20_body">
      <style:text-properties style:font-name="Courier 10 Pitch" fo:font-size="10pt" officeooo:rsid="00095cc3" officeooo:paragraph-rsid="002192b5" style:font-size-asian="10pt" style:font-size-complex="10pt"/>
    </style:style>
    <style:style style:name="P21" style:family="paragraph" style:parent-style-name="Text_20_body">
      <style:text-properties style:font-name="Courier 10 Pitch" fo:font-size="10pt" officeooo:rsid="00195b18" officeooo:paragraph-rsid="00195b18" style:font-size-asian="10pt" style:font-size-complex="10pt"/>
    </style:style>
    <style:style style:name="P22" style:family="paragraph" style:parent-style-name="Text_20_body">
      <style:text-properties style:font-name="Courier 10 Pitch" fo:font-size="10pt" officeooo:rsid="00186dc2" officeooo:paragraph-rsid="00195b18" style:font-size-asian="10pt" style:font-size-complex="10pt"/>
    </style:style>
    <style:style style:name="P23" style:family="paragraph" style:parent-style-name="Text_20_body">
      <style:text-properties style:font-name="Courier 10 Pitch" fo:font-size="10pt" officeooo:rsid="00186dc2" officeooo:paragraph-rsid="00186dc2" style:font-size-asian="10pt" style:font-size-complex="10pt"/>
    </style:style>
    <style:style style:name="P24" style:family="paragraph" style:parent-style-name="Text_20_body">
      <style:text-properties style:font-name="Courier 10 Pitch" fo:font-size="10pt" officeooo:rsid="002192b5" officeooo:paragraph-rsid="002192b5" style:font-size-asian="10pt" style:font-size-complex="10pt"/>
    </style:style>
    <style:style style:name="P25" style:family="paragraph" style:parent-style-name="Text_20_body">
      <style:text-properties style:font-name="Courier 10 Pitch" officeooo:rsid="0010ab67" officeooo:paragraph-rsid="0010ab67"/>
    </style:style>
    <style:style style:name="P26" style:family="paragraph" style:parent-style-name="Text_20_body">
      <style:text-properties officeooo:rsid="000bce64" officeooo:paragraph-rsid="000bce64"/>
    </style:style>
    <style:style style:name="P27" style:family="paragraph" style:parent-style-name="Text_20_body">
      <style:text-properties officeooo:rsid="000ccbb2" officeooo:paragraph-rsid="000f482b"/>
    </style:style>
    <style:style style:name="P28" style:family="paragraph" style:parent-style-name="Text_20_body">
      <style:text-properties officeooo:rsid="000f482b" officeooo:paragraph-rsid="000f482b"/>
    </style:style>
    <style:style style:name="P29" style:family="paragraph" style:parent-style-name="Text_20_body">
      <style:text-properties officeooo:rsid="000f482b" officeooo:paragraph-rsid="0010ab67"/>
    </style:style>
    <style:style style:name="P30" style:family="paragraph" style:parent-style-name="Text_20_body">
      <style:text-properties officeooo:rsid="000f482b" officeooo:paragraph-rsid="0017c840"/>
    </style:style>
    <style:style style:name="P31" style:family="paragraph" style:parent-style-name="Text_20_body">
      <style:text-properties officeooo:rsid="000f482b" officeooo:paragraph-rsid="001b56ba"/>
    </style:style>
    <style:style style:name="P32" style:family="paragraph" style:parent-style-name="Text_20_body">
      <style:text-properties officeooo:rsid="000f482b" officeooo:paragraph-rsid="001db687"/>
    </style:style>
    <style:style style:name="P33" style:family="paragraph" style:parent-style-name="Text_20_body">
      <style:text-properties officeooo:rsid="0010ab67" officeooo:paragraph-rsid="0010ab67"/>
    </style:style>
    <style:style style:name="P34" style:family="paragraph" style:parent-style-name="Text_20_body">
      <style:text-properties officeooo:rsid="0010ab67" officeooo:paragraph-rsid="00125018"/>
    </style:style>
    <style:style style:name="P35" style:family="paragraph" style:parent-style-name="Text_20_body">
      <style:text-properties officeooo:rsid="000d90b8" officeooo:paragraph-rsid="000f482b"/>
    </style:style>
    <style:style style:name="P36" style:family="paragraph" style:parent-style-name="Text_20_body">
      <style:text-properties officeooo:rsid="00125018" officeooo:paragraph-rsid="00125018"/>
    </style:style>
    <style:style style:name="P37" style:family="paragraph" style:parent-style-name="Text_20_body">
      <style:text-properties officeooo:rsid="0013a459" officeooo:paragraph-rsid="0013a459"/>
    </style:style>
    <style:style style:name="P38" style:family="paragraph" style:parent-style-name="Text_20_body">
      <style:text-properties officeooo:rsid="0015f708" officeooo:paragraph-rsid="0015f708"/>
    </style:style>
    <style:style style:name="P39" style:family="paragraph" style:parent-style-name="Text_20_body">
      <style:text-properties officeooo:rsid="0017c840" officeooo:paragraph-rsid="0017c840"/>
    </style:style>
    <style:style style:name="P40" style:family="paragraph" style:parent-style-name="Text_20_body">
      <style:text-properties officeooo:rsid="0017c840" officeooo:paragraph-rsid="00195b18"/>
    </style:style>
    <style:style style:name="P41" style:family="paragraph" style:parent-style-name="Text_20_body">
      <style:text-properties officeooo:rsid="00186dc2" officeooo:paragraph-rsid="00186dc2"/>
    </style:style>
    <style:style style:name="P42" style:family="paragraph" style:parent-style-name="Text_20_body">
      <style:text-properties officeooo:rsid="001b56ba" officeooo:paragraph-rsid="001b56ba"/>
    </style:style>
    <style:style style:name="P43" style:family="paragraph" style:parent-style-name="Text_20_body">
      <style:text-properties officeooo:rsid="001cb009" officeooo:paragraph-rsid="001cb009"/>
    </style:style>
    <style:style style:name="P44" style:family="paragraph" style:parent-style-name="Text_20_body">
      <style:text-properties officeooo:rsid="0015f708" officeooo:paragraph-rsid="0020c399"/>
    </style:style>
    <style:style style:name="P45" style:family="paragraph" style:parent-style-name="Text_20_body">
      <style:text-properties officeooo:rsid="001db687" officeooo:paragraph-rsid="001db687"/>
    </style:style>
    <style:style style:name="P46" style:family="paragraph" style:parent-style-name="Text_20_body">
      <style:text-properties officeooo:rsid="0008b6ab" officeooo:paragraph-rsid="0026f29f"/>
    </style:style>
    <style:style style:name="P47" style:family="paragraph" style:parent-style-name="Text_20_body">
      <style:text-properties officeooo:rsid="0008b6ab" officeooo:paragraph-rsid="00289192"/>
    </style:style>
    <style:style style:name="P48" style:family="paragraph" style:parent-style-name="Text_20_body">
      <style:text-properties officeooo:rsid="0008b6ab" officeooo:paragraph-rsid="002a81de"/>
    </style:style>
    <style:style style:name="P49" style:family="paragraph" style:parent-style-name="Text_20_body">
      <style:text-properties officeooo:rsid="0008b6ab" officeooo:paragraph-rsid="002c8c51"/>
    </style:style>
    <style:style style:name="P50" style:family="paragraph" style:parent-style-name="Text_20_body">
      <style:text-properties officeooo:rsid="0008b6ab" officeooo:paragraph-rsid="002d5a81"/>
    </style:style>
    <style:style style:name="P51" style:family="paragraph" style:parent-style-name="Text_20_body">
      <style:text-properties officeooo:rsid="000f482b" officeooo:paragraph-rsid="002a81de"/>
    </style:style>
    <style:style style:name="P52" style:family="paragraph" style:parent-style-name="Text_20_body">
      <style:text-properties officeooo:rsid="000f482b" officeooo:paragraph-rsid="001db687"/>
    </style:style>
    <style:style style:name="P53" style:family="paragraph" style:parent-style-name="Text_20_body">
      <style:text-properties officeooo:rsid="000f482b" officeooo:paragraph-rsid="002ba4f8"/>
    </style:style>
    <style:style style:name="P54" style:family="paragraph" style:parent-style-name="Text_20_body">
      <style:text-properties officeooo:rsid="000f482b" officeooo:paragraph-rsid="002de6fa"/>
    </style:style>
    <style:style style:name="P55" style:family="paragraph" style:parent-style-name="Text_20_body">
      <style:text-properties officeooo:rsid="0026f29f" officeooo:paragraph-rsid="0026f29f"/>
    </style:style>
    <style:style style:name="P56" style:family="paragraph" style:parent-style-name="Text_20_body">
      <style:text-properties style:font-name="Liberation Serif" officeooo:rsid="0026f29f" officeooo:paragraph-rsid="0026f29f"/>
    </style:style>
    <style:style style:name="P57" style:family="paragraph" style:parent-style-name="Text_20_body">
      <style:text-properties style:font-name="Liberation Serif" officeooo:rsid="0008b6ab" officeooo:paragraph-rsid="002c8c51"/>
    </style:style>
    <style:style style:name="P58" style:family="paragraph" style:parent-style-name="Text_20_body">
      <style:text-properties style:font-name="Liberation Serif" officeooo:rsid="0008b6ab" officeooo:paragraph-rsid="002d5a81"/>
    </style:style>
    <style:style style:name="P59" style:family="paragraph" style:parent-style-name="Text_20_body">
      <style:text-properties style:font-name="Liberation Serif" officeooo:rsid="002de6fa" officeooo:paragraph-rsid="002de6fa"/>
    </style:style>
    <style:style style:name="P60" style:family="paragraph" style:parent-style-name="Text_20_body">
      <style:text-properties style:font-name="Liberation Serif" officeooo:rsid="002de6fa" officeooo:paragraph-rsid="002dee29"/>
    </style:style>
    <style:style style:name="P61" style:family="paragraph" style:parent-style-name="Text_20_body">
      <style:text-properties style:font-name="Liberation Serif" officeooo:rsid="002fe814" officeooo:paragraph-rsid="002fe814"/>
    </style:style>
    <style:style style:name="P62" style:family="paragraph" style:parent-style-name="Text_20_body">
      <style:text-properties officeooo:rsid="0013a459" officeooo:paragraph-rsid="00289192"/>
    </style:style>
    <style:style style:name="P63" style:family="paragraph" style:parent-style-name="Text_20_body">
      <style:text-properties style:font-name="Courier 10 Pitch" fo:font-size="10pt" officeooo:rsid="0013a459" officeooo:paragraph-rsid="00289192" style:font-size-asian="10pt" style:font-size-complex="10pt"/>
    </style:style>
    <style:style style:name="P64" style:family="paragraph" style:parent-style-name="Text_20_body">
      <style:text-properties style:font-name="Courier 10 Pitch" fo:font-size="10pt" officeooo:rsid="001574b7" officeooo:paragraph-rsid="00289192" style:font-size-asian="10pt" style:font-size-complex="10pt"/>
    </style:style>
    <style:style style:name="P65" style:family="paragraph" style:parent-style-name="Text_20_body">
      <style:text-properties style:font-name="Courier 10 Pitch" officeooo:rsid="0024332f" officeooo:paragraph-rsid="0024332f"/>
    </style:style>
    <style:style style:name="P66" style:family="paragraph" style:parent-style-name="Text_20_body">
      <style:text-properties style:font-name="Courier 10 Pitch" officeooo:rsid="002a81de" officeooo:paragraph-rsid="002a81de"/>
    </style:style>
    <style:style style:name="P67" style:family="paragraph" style:parent-style-name="Text_20_body">
      <style:text-properties officeooo:rsid="00084052" officeooo:paragraph-rsid="00084052"/>
    </style:style>
    <style:style style:name="P68" style:family="paragraph" style:parent-style-name="Text_20_body">
      <style:text-properties officeooo:rsid="00289192" officeooo:paragraph-rsid="00289192"/>
    </style:style>
    <style:style style:name="P69" style:family="paragraph" style:parent-style-name="Text_20_body">
      <style:text-properties officeooo:rsid="0017c840" officeooo:paragraph-rsid="0017c840"/>
    </style:style>
    <style:style style:name="P70" style:family="paragraph" style:parent-style-name="Text_20_body">
      <style:text-properties officeooo:rsid="0017c840" officeooo:paragraph-rsid="002ba4f8"/>
    </style:style>
    <style:style style:name="P71" style:family="paragraph" style:parent-style-name="Text_20_body">
      <style:text-properties officeooo:rsid="002ba4f8" officeooo:paragraph-rsid="002ba4f8"/>
    </style:style>
    <style:style style:name="P72" style:family="paragraph" style:parent-style-name="Text_20_body">
      <style:text-properties officeooo:rsid="00309c43" officeooo:paragraph-rsid="00309c43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Courier 10 Pitch" officeooo:rsid="0011dfb3" officeooo:paragraph-rsid="00289192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Liberation Serif" officeooo:rsid="0008b6ab" officeooo:paragraph-rsid="002a81de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Liberation Serif" officeooo:rsid="002a81de" officeooo:paragraph-rsid="002a81de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Courier 10 Pitch" officeooo:rsid="0011dfb3" officeooo:paragraph-rsid="0011dfb3"/>
    </style:style>
    <style:style style:name="P77" style:family="paragraph" style:parent-style-name="Heading_20_1">
      <style:text-properties officeooo:rsid="00084052" officeooo:paragraph-rsid="00084052"/>
    </style:style>
    <style:style style:name="P78" style:family="paragraph" style:parent-style-name="Heading_20_2">
      <style:text-properties officeooo:paragraph-rsid="000f482b"/>
    </style:style>
    <style:style style:name="P79" style:family="paragraph" style:parent-style-name="Heading_20_2">
      <style:text-properties officeooo:rsid="000f482b" officeooo:paragraph-rsid="000f482b"/>
    </style:style>
    <style:style style:name="P80" style:family="paragraph" style:parent-style-name="Heading_20_2">
      <style:text-properties officeooo:rsid="000f482b" officeooo:paragraph-rsid="0010ab67"/>
    </style:style>
    <style:style style:name="P81" style:family="paragraph" style:parent-style-name="Heading_20_2">
      <style:text-properties officeooo:paragraph-rsid="00095cc3"/>
    </style:style>
    <style:style style:name="P82" style:family="paragraph" style:parent-style-name="Heading_20_2">
      <style:text-properties officeooo:rsid="0013a459" officeooo:paragraph-rsid="0013a459"/>
    </style:style>
    <style:style style:name="P83" style:family="paragraph" style:parent-style-name="Heading_20_2">
      <style:text-properties officeooo:rsid="0013a459" officeooo:paragraph-rsid="00289192"/>
    </style:style>
    <style:style style:name="P84" style:family="paragraph" style:parent-style-name="Heading_20_2">
      <style:text-properties officeooo:rsid="0020c399" officeooo:paragraph-rsid="0020c399"/>
    </style:style>
    <style:style style:name="P85" style:family="paragraph" style:parent-style-name="Heading_20_2">
      <style:text-properties officeooo:rsid="001cb009" officeooo:paragraph-rsid="001cb009"/>
    </style:style>
    <style:style style:name="P86" style:family="paragraph" style:parent-style-name="Heading_20_2">
      <style:text-properties officeooo:rsid="0017c840" officeooo:paragraph-rsid="00195b18"/>
    </style:style>
    <style:style style:name="P87" style:family="paragraph" style:parent-style-name="Heading_20_2">
      <style:text-properties officeooo:rsid="0017c840" officeooo:paragraph-rsid="0017c840"/>
    </style:style>
    <style:style style:name="P88" style:family="paragraph" style:parent-style-name="Heading_20_2">
      <style:text-properties officeooo:paragraph-rsid="0017c840"/>
    </style:style>
    <style:style style:name="P89" style:family="paragraph" style:parent-style-name="Heading_20_2">
      <style:text-properties officeooo:paragraph-rsid="001b56ba"/>
    </style:style>
    <style:style style:name="P90" style:family="paragraph" style:parent-style-name="Heading_20_2">
      <style:text-properties officeooo:paragraph-rsid="00289192"/>
    </style:style>
    <style:style style:name="P91" style:family="paragraph" style:parent-style-name="Heading_20_2">
      <style:text-properties officeooo:rsid="002a81de" officeooo:paragraph-rsid="002a81de"/>
    </style:style>
    <style:style style:name="P92" style:family="paragraph" style:parent-style-name="Heading_20_2">
      <style:text-properties officeooo:paragraph-rsid="002c8c51"/>
    </style:style>
    <style:style style:name="P93" style:family="paragraph" style:parent-style-name="Heading_20_2">
      <style:text-properties officeooo:paragraph-rsid="002d5a81"/>
    </style:style>
    <style:style style:name="T1" style:family="text">
      <style:text-properties officeooo:rsid="00084052"/>
    </style:style>
    <style:style style:name="T2" style:family="text">
      <style:text-properties officeooo:rsid="00084c8f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10pt" officeooo:rsid="0009cf0f" style:font-size-asian="10pt" style:font-size-complex="10pt"/>
    </style:style>
    <style:style style:name="T6" style:family="text">
      <style:text-properties style:font-name="Courier 10 Pitch" fo:font-size="10pt" officeooo:rsid="000ccbb2" style:font-size-asian="10pt" style:font-size-complex="10pt"/>
    </style:style>
    <style:style style:name="T7" style:family="text">
      <style:text-properties style:font-name="Courier 10 Pitch" fo:font-size="10pt" officeooo:rsid="000d90b8" style:font-size-asian="10pt" style:font-size-complex="10pt"/>
    </style:style>
    <style:style style:name="T8" style:family="text">
      <style:text-properties style:font-name="Courier 10 Pitch" fo:font-size="10pt" officeooo:rsid="0015f708" style:font-size-asian="10pt" style:font-size-complex="10pt"/>
    </style:style>
    <style:style style:name="T9" style:family="text">
      <style:text-properties style:font-name="Courier 10 Pitch" fo:font-size="10pt" officeooo:rsid="001574b7" style:font-size-asian="10pt" style:font-size-complex="10pt"/>
    </style:style>
    <style:style style:name="T10" style:family="text">
      <style:text-properties style:font-name="Courier 10 Pitch" officeooo:rsid="00195b18"/>
    </style:style>
    <style:style style:name="T11" style:family="text">
      <style:text-properties style:font-name="Courier 10 Pitch" officeooo:rsid="0024332f"/>
    </style:style>
    <style:style style:name="T12" style:family="text">
      <style:text-properties officeooo:rsid="0008b6ab"/>
    </style:style>
    <style:style style:name="T13" style:family="text">
      <style:text-properties officeooo:rsid="00095cc3"/>
    </style:style>
    <style:style style:name="T14" style:family="text">
      <style:text-properties officeooo:rsid="0009cf0f"/>
    </style:style>
    <style:style style:name="T15" style:family="text">
      <style:text-properties officeooo:rsid="000bce64"/>
    </style:style>
    <style:style style:name="T16" style:family="text">
      <style:text-properties fo:font-weight="bold" officeooo:rsid="0009cf0f" style:font-weight-asian="bold" style:font-weight-complex="bold"/>
    </style:style>
    <style:style style:name="T17" style:family="text">
      <style:text-properties fo:font-weight="bold" officeooo:rsid="0015f708" style:font-weight-asian="bold" style:font-weight-complex="bold"/>
    </style:style>
    <style:style style:name="T18" style:family="text">
      <style:text-properties officeooo:rsid="000f482b"/>
    </style:style>
    <style:style style:name="T19" style:family="text">
      <style:text-properties officeooo:rsid="0010ab67"/>
    </style:style>
    <style:style style:name="T20" style:family="text">
      <style:text-properties officeooo:rsid="0011dfb3"/>
    </style:style>
    <style:style style:name="T21" style:family="text">
      <style:text-properties officeooo:rsid="0013a459"/>
    </style:style>
    <style:style style:name="T22" style:family="text">
      <style:text-properties officeooo:rsid="001449d7"/>
    </style:style>
    <style:style style:name="T23" style:family="text">
      <style:text-properties officeooo:rsid="001574b7"/>
    </style:style>
    <style:style style:name="T24" style:family="text">
      <style:text-properties officeooo:rsid="0015f708"/>
    </style:style>
    <style:style style:name="T25" style:family="text">
      <style:text-properties officeooo:rsid="0017c840"/>
    </style:style>
    <style:style style:name="T26" style:family="text">
      <style:text-properties officeooo:rsid="00186dc2"/>
    </style:style>
    <style:style style:name="T27" style:family="text">
      <style:text-properties fo:font-weight="normal" officeooo:rsid="0009cf0f" style:font-weight-asian="normal" style:font-weight-complex="normal"/>
    </style:style>
    <style:style style:name="T28" style:family="text">
      <style:text-properties fo:font-weight="normal" officeooo:rsid="00186dc2" style:font-weight-asian="normal" style:font-weight-complex="normal"/>
    </style:style>
    <style:style style:name="T29" style:family="text">
      <style:text-properties officeooo:rsid="00195b18"/>
    </style:style>
    <style:style style:name="T30" style:family="text">
      <style:text-properties officeooo:rsid="001b56ba"/>
    </style:style>
    <style:style style:name="T31" style:family="text">
      <style:text-properties officeooo:rsid="001cb009"/>
    </style:style>
    <style:style style:name="T32" style:family="text">
      <style:text-properties officeooo:rsid="001db687"/>
    </style:style>
    <style:style style:name="T33" style:family="text">
      <style:text-properties officeooo:rsid="001ef1f4"/>
    </style:style>
    <style:style style:name="T34" style:family="text">
      <style:text-properties officeooo:rsid="0020c399"/>
    </style:style>
    <style:style style:name="T35" style:family="text">
      <style:text-properties officeooo:rsid="002192b5"/>
    </style:style>
    <style:style style:name="T36" style:family="text">
      <style:text-properties officeooo:rsid="0025b9b4"/>
    </style:style>
    <style:style style:name="T37" style:family="text">
      <style:text-properties officeooo:rsid="0026cc26"/>
    </style:style>
    <style:style style:name="T38" style:family="text">
      <style:text-properties officeooo:rsid="0026f29f"/>
    </style:style>
    <style:style style:name="T39" style:family="text">
      <style:text-properties officeooo:rsid="002760c6"/>
    </style:style>
    <style:style style:name="T40" style:family="text">
      <style:text-properties officeooo:rsid="002a81de"/>
    </style:style>
    <style:style style:name="T41" style:family="text">
      <style:text-properties officeooo:rsid="002ba4f8"/>
    </style:style>
    <style:style style:name="T42" style:family="text">
      <style:text-properties officeooo:rsid="002c8c51"/>
    </style:style>
    <style:style style:name="T43" style:family="text">
      <style:text-properties officeooo:rsid="002d5a81"/>
    </style:style>
    <style:style style:name="T44" style:family="text">
      <style:text-properties officeooo:rsid="002de6fa"/>
    </style:style>
    <style:style style:name="T45" style:family="text">
      <style:text-properties style:use-window-font-color="true" style:font-name="Liberation Serif"/>
    </style:style>
    <style:style style:name="T46" style:family="text">
      <style:text-properties style:use-window-font-color="true" style:font-name="Liberation Serif" officeooo:rsid="002de6fa"/>
    </style:style>
    <style:style style:name="T47" style:family="text">
      <style:text-properties officeooo:rsid="002dee29"/>
    </style:style>
    <style:style style:name="T48" style:family="text">
      <style:text-properties officeooo:rsid="002fe8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b</text:span>iblio.grepsi.fr</text:p>
      <text:p text:style-name="P1">Analyse des trucs à développer</text:p>
      <text:p text:style-name="P1">Version <text:span text:style-name="T31">3</text:span> – <text:span text:style-name="T31">14</text:span> décembre 2016</text:p>
      <text:h text:style-name="P77" text:outline-level="1">Organisation</text:h>
      <text:p text:style-name="P1">Dans ce chapitre : Le plan du site</text:p>
      <text:h text:style-name="Heading_20_2" text:outline-level="2">Racine</text:h>
      <text:p text:style-name="P1">Uniquement les pages .php qui correspondent à des écrans</text:p>
      <text:p text:style-name="P1">index.php</text:p>
      <text:p text:style-name="P1">listelivre.php</text:p>
      <text:p text:style-name="P1">fichelivre.php</text:p>
      <text:p text:style-name="P1">inscription.php</text:p>
      <text:p text:style-name="P1">admin.php</text:p>
      <text:p text:style-name="P2">liste<text:span text:style-name="T2">utilisateur</text:span>.php</text:p>
      <text:p text:style-name="P2">fiche<text:span text:style-name="T2">utilisateur</text:span>.php</text:p>
      <text:h text:style-name="Heading_20_2" text:outline-level="2">Style</text:h>
      <text:p text:style-name="P1">Les fichiers .css</text:p>
      <text:h text:style-name="Heading_20_2" text:outline-level="2">Image</text:h>
      <text:p text:style-name="P1">Devine …</text:p>
      <text:h text:style-name="Heading_20_2" text:outline-level="2">Include</text:h>
      <text:p text:style-name="P1">constante.php</text:p>
      <text:p text:style-name="P1"><text:tab/>Le fichier qui contient les mots de passe, les valeurs en dur, ...</text:p>
      <text:p text:style-name="P1">outils.php</text:p>
      <text:p text:style-name="P1"><text:tab/>La <text:span text:style-name="T2">bibliothèques</text:span> des fonctions du chapitre Outils</text:p>
      <text:p text:style-name="P1">utilistateur.php</text:p>
      <text:p text:style-name="P2"><text:tab/>La <text:span text:style-name="T2">bibliothèques</text:span> des fonctions du chapitre <text:span text:style-name="T2">Utilisateur</text:span></text:p>
      <text:p text:style-name="P2"><text:span text:style-name="T2">livre</text:span>.php</text:p>
      <text:p text:style-name="P2"><text:tab/>La <text:span text:style-name="T2">bibliothèques</text:span> des fonctions du chapitre <text:span text:style-name="T2">Livre</text:span></text:p>
      <text:h text:style-name="Heading_20_1" text:outline-level="1"><text:soft-page-break/>Outils</text:h>
      <text:p text:style-name="P1">Dans ce chapitre : Les fonctions « techniques » (connexion à la base, toussa)</text:p>
      <text:h text:style-name="Heading_20_2" text:outline-level="2">connexion</text:h>
      <text:p text:style-name="P1"><text:span text:style-name="T36">Code (pas fonction)</text:span> <text:span text:style-name="T2">qui permet de se connecter à la base de donnée.</text:span></text:p>
      <text:p text:style-name="P3">Utilise les constantes DB_Host, DB_Name, DB_Login et DB_Password du fichier <text:span text:style-name="T1">constante.php.</text:span></text:p>
      <text:p text:style-name="P3">Ne produit pas de résultat en sortie.</text:p>
      <text:p text:style-name="P3">Mais crée la variable $bdd.</text:p>
      <text:p text:style-name="P3">Si une fonction à besoin d’accéder à la base, faire un « <text:span text:style-name="T4">global $bdd ; </text:span>»</text:p>
      <text:h text:style-name="P78" text:outline-level="2">menu</text:h>
      <text:p text:style-name="P27">Fonction qui affiche le menu, a appeler dans chaque <text:span text:style-name="T18">écran.</text:span></text:p>
      <text:p text:style-name="P27"><text:span text:style-name="T31">Entrée</text:span> : Rien</text:p>
      <text:p text:style-name="P27">Sortie : <text:span text:style-name="T13">chaîne HTML à afficher</text:span></text:p>
      <text:p text:style-name="P11">Composer &amp; renvoyer une chaîne HTML comme ça :</text:p>
      <text:p text:style-name="P11"><text:span text:style-name="T5">&lt;</text:span><text:span text:style-name="T6">nav</text:span><text:span text:style-name="T5">&gt;<text:line-break/><text:tab/></text:span><text:span text:style-name="T6">&lt;ul&gt;<text:line-break/><text:tab/><text:tab/>&lt;li&gt;&lt;a href="index.php"&gt;Acceuil&lt;/a&gt;&lt;/li&gt;</text:span><text:span text:style-name="T5"><text:line-break/></text:span><text:span text:style-name="T6"><text:tab/><text:tab/>&lt;li&gt;&lt;a href="listelivre.php"&gt;Livres&lt;/a&gt;&lt;/li&gt;</text:span></text:p>
      <text:p text:style-name="P11"><text:span text:style-name="T6">Si estConnecte()</text:span><text:span text:style-name="T5"><text:line-break/></text:span><text:span text:style-name="T6"><text:tab/><text:tab/>&lt;li&gt;&lt;a href="ficheUtilisateur.php?id=</text:span><text:span text:style-name="T7">#1</text:span><text:span text:style-name="T6">&gt;Profil&lt;/a&gt;&lt;/li&gt;</text:span></text:p>
      <text:p text:style-name="P16">Sinon</text:p>
      <text:p text:style-name="P11"><text:span text:style-name="T6"><text:tab/><text:tab/>&lt;li&gt;&lt;a href="</text:span><text:span text:style-name="T7">inscription</text:span><text:span text:style-name="T6">.php"&gt;</text:span><text:span text:style-name="T7">Se connecter</text:span><text:span text:style-name="T6">&lt;/a&gt;&lt;/li&gt;<text:line-break/><text:tab/></text:span><text:span text:style-name="T7">&lt;/ul&gt;</text:span><text:span text:style-name="T5"><text:line-break/></text:span><text:span text:style-name="T6">&lt;/nav&gt;</text:span></text:p>
      <text:p text:style-name="P35">ou #1 = $_SESSION[‘id’]</text:p>
      <text:h text:style-name="P79" text:outline-level="2">piedPage</text:h>
      <text:p text:style-name="P27">Fonction qui affiche le <text:span text:style-name="T19">pied de page</text:span>, a appeler dans chaque <text:span text:style-name="T18">écran.</text:span></text:p>
      <text:p text:style-name="P27"><text:span text:style-name="T19">Entrée</text:span> : Rien</text:p>
      <text:p text:style-name="P27">Sortie : <text:span text:style-name="T13">chaîne HTML à afficher</text:span></text:p>
      <text:p text:style-name="P25">&lt;footer&gt;Site réalisé à la main par un boy’z band&lt;/footer&gt;</text:p>
      <text:h text:style-name="Heading_20_2" text:outline-level="2">index.php</text:h>
      <text:p text:style-name="P28"><text:span text:style-name="T20">Écran</text:span> <text:span text:style-name="T20">d’accueil</text:span> du site</text:p>
      <text:p text:style-name="P28"><text:soft-page-break/>en haut → Appel le menu</text:p>
      <text:p text:style-name="P28">Au milieu → <text:span text:style-name="T19">Si estConnecte()</text:span></text:p>
      <text:p text:style-name="P29"><text:tab/><text:span text:style-name="T19">$liste = getFavori($_SESSION[‘id’], Taille_Carrousel)</text:span></text:p>
      <text:p text:style-name="P33">sinon</text:p>
      <text:p text:style-name="P34"><text:tab/>$liste = getRandom(Taille_<text:span text:style-name="T31">Carrousel</text:span>)</text:p>
      <text:p text:style-name="P33">afficheCarrousel($liste)</text:p>
      <text:p text:style-name="P28">En bas → Appel piedPage</text:p>
      <text:p text:style-name="P28"/>
      <text:p text:style-name="P36">=&gt; Attention, créer la constante <text:span text:style-name="T19">Taille_Carrousel </text:span></text:p>
      <text:p text:style-name="P36">=&gt; Attention, Si cette fonction est &gt; taille table objet, ça plante !</text:p>
      <text:h text:style-name="P80" text:outline-level="2">getRandom</text:h>
      <text:p text:style-name="P5">Fonction qui <text:span text:style-name="T20">tire au sort les livres</text:span>.</text:p>
      <text:p text:style-name="P5">Entrée : <text:span text:style-name="T20">Nb, le nombre de livres à choisir</text:span></text:p>
      <text:p text:style-name="P5">Sortie : <text:span text:style-name="T20">Un tableau d’id de livres</text:span></text:p>
      <text:p text:style-name="P76">Crée tab, un tableau vide<text:line-break/>cpt = 0<text:line-break/>limite = la taille de la table livre (select count(*) from objet)<text:line-break/>Boucle tant que cpt &lt; Nb<text:line-break/><text:tab/>test = rand(1, limite)<text:line-break/><text:tab/>Si test n’est pas dans tab<text:line-break/><text:tab/><text:tab/>cpt++<text:line-break/><text:tab/><text:tab/>tab[] = test<text:line-break/><text:tab/>finsi<text:line-break/>Finboucle<text:line-break/>retourne tab</text:p>
      <text:h text:style-name="P91" text:outline-level="2">Messages</text:h>
      <text:p text:style-name="P48">Fonction qui <text:span text:style-name="T40">affiche les messages d’erreur et / ou de confirmation</text:span>.</text:p>
      <text:p text:style-name="P48">Entrée : <text:span text:style-name="T40">Rien (on utilise la variable de session)</text:span></text:p>
      <text:p text:style-name="P74">Sortie : <text:span text:style-name="T20">Une chaine html à afficher</text:span></text:p>
      <text:p text:style-name="P75">sortie = ‘’ ;</text:p>
      <text:p text:style-name="P75">Si $_SESSION[‘<text:span text:style-name="T34">MsgErreur’</text:span>] est non vide</text:p>
      <text:p text:style-name="P75"><text:tab/>sortie .= un div avec une classe style « rouge / erreur » qui contient $_SESSION[‘<text:span text:style-name="T34">MsgErreur’</text:span>]</text:p>
      <text:p text:style-name="P75"><text:soft-page-break/>Si $_SESSION[‘<text:span text:style-name="T34">Msg</text:span>Ok<text:span text:style-name="T34">’</text:span>] est non vide</text:p>
      <text:p text:style-name="P75"><text:tab/>sortie .= <text:s/>un div avec une classe style « vert / info » qui contient $_SESSION[‘<text:span text:style-name="T34">Msg</text:span>Ok<text:span text:style-name="T34">’</text:span>]</text:p>
      <text:p text:style-name="P75">$_SESSION[‘<text:span text:style-name="T34">MsgErreur’</text:span>] = ‘’</text:p>
      <text:p text:style-name="P75">$_SESSION[‘<text:span text:style-name="T34">Msg</text:span>Ok<text:span text:style-name="T34">’</text:span>] = ‘’</text:p>
      <text:p text:style-name="P75">retourner sortie</text:p>
      <text:h text:style-name="Heading_20_1" text:outline-level="1">Utilisateur</text:h>
      <text:p text:style-name="P1">Dans ce chapitre : Les fonctions liés à la gestion des utilisateurs</text:p>
      <text:h text:style-name="P81" text:outline-level="2" text:restart-numbering="true" text:start-value="-1">estConne<text:span text:style-name="T20">c</text:span>te</text:h>
      <text:p text:style-name="P4">Fonction qui dit si un utilisateur est connecté ou pas.</text:p>
      <text:p text:style-name="P4">Entrée : Rien</text:p>
      <text:p text:style-name="P4">Sortie : True si il est connecté, false sinon</text:p>
      <text:p text:style-name="P4">Teste la variable $_SESSION[‘id’].</text:p>
      <text:p text:style-name="P4"><text:tab/>Si existe répond vrai</text:p>
      <text:p text:style-name="P4"><text:tab/>Sinon répond faux</text:p>
      <text:h text:style-name="P81" text:outline-level="2">est<text:span text:style-name="T12">Admin</text:span></text:h>
      <text:p text:style-name="P4">Fonction qui dit si un utilisateur est administrateur ou pas.</text:p>
      <text:p text:style-name="P4">Entrée : Rien</text:p>
      <text:p text:style-name="P4">Sortie : True si il est admin, false sinon</text:p>
      <text:p text:style-name="P4">Teste la variable $_SESSION[‘admin’].</text:p>
      <text:p text:style-name="P4"><text:tab/>Si est vrai répond vrai</text:p>
      <text:p text:style-name="P4"><text:tab/>Sinon (si n’existe pas ou != vrai) répond faux</text:p>
      <text:h text:style-name="P82" text:outline-level="2">getFavoriteCategorie</text:h>
      <text:p text:style-name="P6">Fonction qui dit <text:span text:style-name="T21">calcule la catégorie la plus réservée pour </text:span>un utilisateur.</text:p>
      <text:p text:style-name="P6">Entrée : <text:span text:style-name="T21">idUtilisateur</text:span></text:p>
      <text:p text:style-name="P6">Sortie : <text:span text:style-name="T21">idCategorie</text:span></text:p>
      <text:p text:style-name="P37">Attention, cette fonction doit TOUJOURS renvoyer un code catégorie, même si l’utilisateur n’a pas de réservations</text:p>
      <text:p text:style-name="P17">select count(*) as cpt, a.idCategorie<text:line-break/>from apartient a, objet o, reservation r<text:line-break/>where ap.idObjet = o.idObjet<text:line-break/><text:soft-page-break/>and o.idObjet = r.idObjet<text:line-break/>and r.idUtilisateur = le paramétre<text:line-break/>group by idCategorie<text:line-break/>order by cpt desc<text:line-break/>limit 1</text:p>
      <text:p text:style-name="P37">retourner idCategorie</text:p>
      <text:h text:style-name="Heading_20_2" text:outline-level="2">afficheCarrousel</text:h>
      <text:p text:style-name="P7">Fonction qui dit <text:span text:style-name="T24">génère un carrousel / diaporama de livres</text:span></text:p>
      <text:p text:style-name="P38">NOTE : Dans un premier temps, juste une suite de divs, on ajoutera du javascript plus tard ...</text:p>
      <text:p text:style-name="P7">Entrée : <text:span text:style-name="T24">TableauId : Un tableau d’IdObjet</text:span></text:p>
      <text:p text:style-name="P7">Sortie : <text:span text:style-name="T24">Une chaine HTML à afficher</text:span></text:p>
      <text:p text:style-name="P7"/>
      <text:p text:style-name="P12">Composer &amp; renvoyer une chaîne HTML comme ça :</text:p>
      <text:p text:style-name="P12"><text:span text:style-name="T5">&lt;div class="</text:span><text:span text:style-name="T8">Carrousel</text:span><text:span text:style-name="T5">"&gt;</text:span><text:span text:style-name="T14"><text:line-break/></text:span><text:span text:style-name="T5"><text:tab/></text:span><text:span text:style-name="T8">afficheLivre(*)</text:span><text:span text:style-name="T14"><text:tab/></text:span><text:span text:style-name="T16">* </text:span><text:span text:style-name="T17">pour chaque livre du tableau en entrée</text:span><text:span text:style-name="T14"><text:line-break/></text:span><text:span text:style-name="T5">&lt;/div&gt;</text:span></text:p>
      <text:h text:style-name="P84" text:outline-level="2">getIdUtilisateur</text:h>
      <text:p text:style-name="P8">Fonction qui <text:span text:style-name="T34">vérifie si le login (mail) et le password correspondent à un utilisateur</text:span></text:p>
      <text:p text:style-name="P8">Entrée : </text:p>
      <text:p text:style-name="P44"><text:tab/>login : Le login / <text:span text:style-name="T37">mail</text:span> à tester</text:p>
      <text:p text:style-name="P8"><text:tab/><text:span text:style-name="T35">password : Le mot de passe à tester</text:span></text:p>
      <text:p text:style-name="P8">Sortie : <text:span text:style-name="T35">L’id de l’utilisateur si il existe, faux sinon</text:span></text:p>
      <text:p text:style-name="P15">Lire dans l<text:span text:style-name="T29">es</text:span> table<text:span text:style-name="T29">s</text:span> <text:span text:style-name="T29">Appartient &amp; Catégorie </text:span>les infos sur le livre dont l’IDObjet est reçu en paramètre</text:p>
      <text:p text:style-name="P20">Select <text:span text:style-name="T35">id <text:line-break/>from utilisateur<text:line-break/>where mail = *Le parametre login*<text:line-break/>and MDP = sha1(*le parametre password*)</text:span></text:p>
      <text:p text:style-name="P20"/>
      <text:p text:style-name="P24">Si la fonction ramène une ligne</text:p>
      <text:p text:style-name="P24"><text:tab/>retourner l’id lu </text:p>
      <text:p text:style-name="P24">sinon</text:p>
      <text:p text:style-name="P24"><text:tab/>retourner false</text:p>
      <text:h text:style-name="Heading_20_2" text:outline-level="2"><text:soft-page-break/>getUtilisateur</text:h>
      <text:p text:style-name="P9">Fonction qui <text:span text:style-name="T35">charge toutes les infos correspondant à un utilisateur</text:span></text:p>
      <text:p text:style-name="P9">Entrée : <text:span text:style-name="T35">Id de l’utilisateur</text:span></text:p>
      <text:p text:style-name="P9">Sortie : <text:span text:style-name="T35">un tableau avec les cases <text:line-break/></text:span><text:tab/><text:span text:style-name="T35">id<text:line-break/></text:span><text:tab/><text:span text:style-name="T37">MotDePasse<text:line-break/></text:span><text:tab/><text:span text:style-name="T37">Mail<text:line-break/><text:tab/>Nom<text:line-break/><text:tab/>Prenom<text:line-break/><text:tab/>Admin<text:line-break/><text:tab/>Image</text:span></text:p>
      <text:p text:style-name="P65">select * from utilisateur where id = *le parametre*</text:p>
      <text:p text:style-name="P66">renvoyer le tableau retourné par le -&gt;fetch</text:p>
      <text:h text:style-name="Heading_20_2" text:outline-level="2">isLoginExist</text:h>
      <text:p text:style-name="P46">Fonction qui <text:span text:style-name="T38">vérifie si un login / mail existe déjà dans la base</text:span></text:p>
      <text:p text:style-name="P46">Entrée : <text:span text:style-name="T38">Mail</text:span></text:p>
      <text:p text:style-name="P46">Sortie : <text:span text:style-name="T38">Vrai ou Faux</text:span></text:p>
      <text:p text:style-name="P55"><text:span text:style-name="T11">select </text:span><text:span text:style-name="T3">count(</text:span><text:span text:style-name="T11">*</text:span><text:span text:style-name="T3">) as cpt</text:span><text:span text:style-name="T11"> from utilisateur where </text:span><text:span text:style-name="T3">Mail</text:span><text:span text:style-name="T11"> = *le parametre*</text:span></text:p>
      <text:p text:style-name="P56">Retourner (cpt == 1)</text:p>
      <text:h text:style-name="Heading_20_2" text:outline-level="2">afficheFormConnexion</text:h>
      <text:p text:style-name="P49">Fonction qui <text:span text:style-name="T44">génère un mini formulaire de connexion</text:span></text:p>
      <text:p text:style-name="P49">Entrée : <text:span text:style-name="T42">Rien</text:span></text:p>
      <text:p text:style-name="P57">Sortie : <text:span text:style-name="T42">Une chaîne HTML à afficher</text:span></text:p>
      <text:p text:style-name="P59">retourner une balise div avec un formulaire (method = post) avec </text:p>
      <text:p text:style-name="P59"><text:tab/>Champ texte : Login (ou Mail)</text:p>
      <text:p text:style-name="P59"><text:tab/>Champ password : Mot de passe</text:p>
      <text:p text:style-name="P59"><text:tab/>Champ submit : « Se connecter »</text:p>
      <text:h text:style-name="P92" text:outline-level="2">afficheForm<text:span text:style-name="T42">Inscript</text:span>ion</text:h>
      <text:p text:style-name="P49">Fonction qui <text:span text:style-name="T42">génère un formulaire d’inscription</text:span></text:p>
      <text:p text:style-name="P49">Entrée : <text:span text:style-name="T42">Rien</text:span></text:p>
      <text:p text:style-name="P57">Sortie : <text:span text:style-name="T42">Une chaîne HTML à afficher</text:span></text:p>
      <text:p text:style-name="P59"><text:soft-page-break/>retourner une balise div avec un formulaire (method = post) avec </text:p>
      <text:p text:style-name="P59"><text:tab/>Champ texte : Login (ou Mail)</text:p>
      <text:p text:style-name="P59"><text:tab/>Champ password : Mot de passe</text:p>
      <text:p text:style-name="P59"><text:tab/>Champ password : Confirmation Mot de passe</text:p>
      <text:p text:style-name="P59"><text:tab/>Champ texte : Nom</text:p>
      <text:p text:style-name="P59"><text:tab/>Champ texte : Prenon</text:p>
      <text:p text:style-name="P59"><text:tab/>Champ submit : « Se connecter »</text:p>
      <text:p text:style-name="P59">Note : Pas question de metre un champ admin (c’est pas l’utilisateur qui décide!)</text:p>
      <text:p text:style-name="P59">Note : On gérera l’upload de la photo plus tard ...</text:p>
      <text:h text:style-name="P93" text:outline-level="2"><text:span text:style-name="T43">controle</text:span>Form<text:span text:style-name="T42">Inscript</text:span>ion</text:h>
      <text:p text:style-name="P50">Fonction qui <text:span text:style-name="T43">vérifie que le formulaire d’inscription est bien rempli</text:span></text:p>
      <text:p text:style-name="P50">Entrée : <text:span text:style-name="T44">tab un tableau de valeurs ($_POST)</text:span></text:p>
      <text:p text:style-name="P58">Sortie : <text:span text:style-name="T43">rien (on passe par les variables de session)</text:span></text:p>
      <text:p text:style-name="P59">Si (strlen(tab[‘Nom’]) &lt; 3)<text:line-break/><text:tab/><text:span text:style-name="T34">$_SESSION[‘MsgErreur’] .= "</text:span>Nom<text:span text:style-name="T34"> </text:span>absent ou trop court<text:span text:style-name="T34">&lt;br&gt;"</text:span></text:p>
      <text:p text:style-name="P59">Si (strlen(tab[‘Prenom’]) &lt; 3)<text:line-break/><text:tab/><text:span text:style-name="T34">$_SESSION[‘MsgErreur’] .= "</text:span>Prénom<text:span text:style-name="T34"> </text:span>absent ou trop court<text:span text:style-name="T34">&lt;br&gt;"</text:span></text:p>
      <text:p text:style-name="P59"><text:span text:style-name="Source_20_Text"><text:span text:style-name="T45">Si ( !filter_var(tab[‘Mail’], FILTER_VALIDATE_EMAIL))</text:span></text:span><text:line-break/><text:tab/><text:span text:style-name="T34">$_SESSION[‘MsgErreur’] .= "Mail i</text:span>nvalide<text:span text:style-name="T34">&lt;br&gt;"</text:span></text:p>
      <text:p text:style-name="P59">Si (strlen(tab[‘MDP’]) &lt; <text:span text:style-name="T47">7</text:span>)<text:line-break/><text:tab/><text:span text:style-name="T34">$_SESSION[‘MsgErreur’] .= "Mot de passe trop faible&lt;br&gt;"</text:span></text:p>
      <text:p text:style-name="P60">Si (tab[‘MDP’] != tab[‘<text:span text:style-name="T47">confirmation</text:span>’])<text:line-break/><text:tab/><text:span text:style-name="T34">$_SESSION[‘MsgErreur’] .= "Les 2 mots de passe ne correspondent pas&lt;br&gt;"</text:span></text:p>
      <text:h text:style-name="Heading_20_2" text:outline-level="2">ajouteUtilisateur</text:h>
      <text:p text:style-name="P50">Fonction qui <text:span text:style-name="T43">crée un utilisateur dans la base</text:span></text:p>
      <text:p text:style-name="P50">Entrée : <text:span text:style-name="T48">tab un tableau de valeurs ($_POST)</text:span></text:p>
      <text:p text:style-name="P58">Sortie : <text:span text:style-name="T43">iD du nouvel utilisateur</text:span></text:p>
      <text:p text:style-name="P61">SQL : Faire un insert dans la table utilisateur avec </text:p>
      <text:p text:style-name="P61"><text:tab/>id : Rien (autoincrément)</text:p>
      <text:p text:style-name="P61"><text:tab/>MDP = tab[‘MDP’]</text:p>
      <text:p text:style-name="P61"><text:tab/>Mail = tab[‘<text:span text:style-name="Source_20_Text"><text:span text:style-name="T46">Mail’</text:span></text:span><text:span text:style-name="Source_20_Text"><text:span text:style-name="T45">]</text:span></text:span></text:p>
      <text:p text:style-name="P61"><text:soft-page-break/><text:span text:style-name="Source_20_Text"><text:span text:style-name="T45"><text:tab/>Nom = tab[‘Nom’]</text:span></text:span></text:p>
      <text:p text:style-name="P61"><text:span text:style-name="Source_20_Text"><text:span text:style-name="T45"><text:tab/>Prenom = tab[‘Prenom’]</text:span></text:span></text:p>
      <text:p text:style-name="P61"><text:span text:style-name="Source_20_Text"><text:span text:style-name="T45"><text:tab/>Admin = False</text:span></text:span></text:p>
      <text:p text:style-name="P61"><text:span text:style-name="Source_20_Text"><text:span text:style-name="T45"><text:tab/>image = Rien</text:span></text:span></text:p>
      <text:p text:style-name="P61"><text:span text:style-name="Source_20_Text"><text:span text:style-name="T45">/!\ Ne pas oublier le prepare / execute</text:span></text:span></text:p>
      <text:p text:style-name="P61">Retourner le dernier ID inséré (<text:a xlink:type="simple" xlink:href="http://php.net/manual/en/pdo.lastinsertid.php" text:style-name="Internet_20_link" text:visited-style-name="Visited_20_Internet_20_Link">http://php.net/manual/en/pdo.lastinsertid.php</text:a>)</text:p>
      <text:h text:style-name="P85" text:outline-level="2">inscription.php</text:h>
      <text:p text:style-name="P43">Écran qui permet de se connecter et/ou de créer un compte.</text:p>
      <text:p text:style-name="P32">en haut → </text:p>
      <text:p text:style-name="P54"><text:tab/><text:span text:style-name="T34">Si $_POST[‘déconnecter’] existe<text:line-break/></text:span><text:tab/><text:tab/><text:span text:style-name="T34">supprimer la variable de session<text:line-break/></text:span><text:tab/><text:span text:style-name="T34">Si $_POST[‘connecter’] existe<text:line-break/><text:tab/><text:tab/>Si ($id = VerifLogin())<text:line-break/><text:tab/><text:tab/><text:tab/>$_SESSION = array_merge($_SESSION, getUtilisateur($id))<text:line-break/><text:tab/><text:tab/>Sinon<text:line-break/><text:tab/><text:tab/><text:tab/>$_SESSION[‘MsgErreur’] .= "Mail inconnu ou mot de passe faux&lt;br&gt;"<text:line-break/><text:tab/>Si $_POST[‘inscrire’] existe<text:line-break/><text:tab/><text:tab/>Appeler controleFormInscription($_POST)<text:line-break/><text:tab/><text:tab/>si(empty($_SESSION[‘MsgErreur’]))<text:line-break/><text:tab/><text:tab/><text:tab/>si(isLoginExist($_POST[‘mail’]))<text:line-break/><text:tab/><text:tab/><text:tab/><text:tab/>$_SESSION[‘MsgErreur’] .= "Mail déjà utilisé&lt;br&gt;"<text:line-break/><text:tab/><text:tab/><text:tab/>sinon<text:line-break/><text:tab/><text:tab/><text:tab/><text:tab/>$id = ajouteUtilisateur($_POST)<text:line-break/><text:tab/><text:tab/><text:tab/><text:tab/>$_SESSION = array_merge($_SESSION, getUtilisateur($id))<text:line-break/><text:tab/><text:tab/><text:tab/><text:tab/>$_SESSION[‘MsgOk’] .= "Utilisateur crée avec succès&lt;br&gt;"</text:span></text:p>
      <text:p text:style-name="P32">Au milieu → </text:p>
      <text:p text:style-name="P32"><text:tab/><text:span text:style-name="T40">Affiche Menu()</text:span></text:p>
      <text:p text:style-name="P32"><text:tab/><text:span text:style-name="T40">Affiche Messages()</text:span></text:p>
      <text:p text:style-name="P45"><text:tab/>&lt;form method="post"&gt;</text:p>
      <text:p text:style-name="P51"><text:span text:style-name="T32">Si estConnecte()<text:line-break/></text:span><text:tab/><text:span text:style-name="T33">Afficher un bouton « Se déconnecter »<text:line-break/>sinon<text:line-break/><text:tab/>Afficher 2 formulaires<text:line-break/><text:tab/><text:tab/>Formulaire se connecter<text:line-break/><text:tab/><text:tab/><text:tab/>Afficher afficheFormConnexion()<text:line-break/><text:tab/><text:tab/>Formulaire S’inscrire<text:line-break/></text:span><text:soft-page-break/><text:span text:style-name="T33"><text:tab/><text:tab/><text:tab/>Afficher afficheFormnscription()<text:line-break/></text:span>En bas → Appel piedPage</text:p>
      <text:h text:style-name="Heading_20_1" text:outline-level="1">Livre</text:h>
      <text:p text:style-name="P1">Dans ce chapitre : Les fonctions liés à la gestion des <text:span text:style-name="T13">Livres</text:span></text:p>
      <text:h text:style-name="P83" text:outline-level="2">get<text:span text:style-name="T23">LivresBy</text:span>Cat</text:h>
      <text:p text:style-name="P47">Fonction qui dit <text:span text:style-name="T23">renvoi un tableau d’Id de livres d’une catégorie</text:span></text:p>
      <text:p text:style-name="P47">Entrée : <text:span text:style-name="T21">idCategorie</text:span></text:p>
      <text:p text:style-name="P47">Sortie : <text:span text:style-name="T23">tableau d’IdObjets</text:span></text:p>
      <text:p text:style-name="P62"><text:span text:style-name="T4">select </text:span><text:span text:style-name="T9">idObjet</text:span><text:span text:style-name="T4"><text:line-break/>from apartient<text:line-break/>where id</text:span><text:span text:style-name="T9">Categorie</text:span><text:span text:style-name="T4"> = le paramétre</text:span></text:p>
      <text:p text:style-name="P63"/>
      <text:p text:style-name="P64">tab = tableau vide</text:p>
      <text:p text:style-name="P64">tantque la reque<text:span text:style-name="T39">t</text:span>e renvoi un resultat</text:p>
      <text:p text:style-name="P64"><text:tab/>tab[] = idObjet<text:line-break/>fin tant que</text:p>
      <text:p text:style-name="P64">retournet tab</text:p>
      <text:h text:style-name="P90" text:outline-level="2">getFavori</text:h>
      <text:p text:style-name="P47">Fonction qui <text:span text:style-name="T20">prévois les livres qu’un utilisateur vas vouloir lire (et qui complète avec du random si besoin)</text:span></text:p>
      <text:p text:style-name="P47">Entrée : <text:span text:style-name="T20">Id, Id utilisateur</text:span></text:p>
      <text:p text:style-name="P47">Entrée : <text:span text:style-name="T20">Nb, le nombre de livres à choisir</text:span></text:p>
      <text:p text:style-name="P47">Sortie : <text:span text:style-name="T20">Un tableau d’id de livres</text:span></text:p>
      <text:p text:style-name="P73">Crée tab, un tableau vide</text:p>
      <text:p text:style-name="P73"><text:span text:style-name="T21">cat = getFavoriteCategorie(Id)</text:span><text:line-break/>cpt = 0<text:line-break/><text:span text:style-name="T21">livres = getLivreByCat(cat)</text:span><text:line-break/><text:span text:style-name="T21">melanger livres (</text:span><text:a xlink:type="simple" xlink:href="http://php.net/manual/fr/function.shuffle.php" text:style-name="Internet_20_link" text:visited-style-name="Visited_20_Internet_20_Link"><text:span text:style-name="T21">http://php.net/manual/fr/function.shuffle.php</text:span></text:a><text:span text:style-name="T21">)<text:line-break/>pour i = 1 à min(Nb, taille(livres)<text:line-break/></text:span><text:tab/><text:span text:style-name="T22">tab[I] = livres[I]<text:line-break/>FinPour<text:line-break/>si tailles(tab) &lt; Nb<text:line-break/><text:tab/>tab2 = getRandom(Nb – tailles(tab))<text:line-break/><text:tab/>ajouter tab2 à tab (</text:span><text:a xlink:type="simple" xlink:href="http://php.net/manual/fr/function.array-merge.php" text:style-name="Internet_20_link" text:visited-style-name="Visited_20_Internet_20_Link"><text:span text:style-name="T22">http://php.net/manual/fr/function.array-</text:span></text:a><text:soft-page-break/><text:a xlink:type="simple" xlink:href="http://php.net/manual/fr/function.array-merge.php" text:style-name="Internet_20_link" text:visited-style-name="Visited_20_Internet_20_Link"><text:span text:style-name="T22">merge.php</text:span></text:a><text:span text:style-name="T22">)<text:line-break/>finsi</text:span><text:line-break/>retourne tab</text:p>
      <text:h text:style-name="Heading_20_2" text:outline-level="2">afficheLivre</text:h>
      <text:p text:style-name="P4">Fonction <text:span text:style-name="T13">permet d’afficher les infos d’un livre</text:span>.</text:p>
      <text:p text:style-name="P4">Entrée : <text:span text:style-name="T13">id d’un livre</text:span></text:p>
      <text:p text:style-name="P4">Sortie : <text:span text:style-name="T13">chaîne HTML à afficher</text:span></text:p>
      <text:p text:style-name="P41">livre = getLivre(Le paramétre)</text:p>
      <text:p text:style-name="P10">Composer <text:span text:style-name="T15">&amp; renvoyer </text:span>une chaîne HTML comme ça :</text:p>
      <text:p text:style-name="P18">&lt;div id="Objet_#1" class="Livre"&gt;<text:line-break/><text:tab/><text:span text:style-name="T14">&lt;a href="fichelivre.php?id=#1"&gt;</text:span><text:line-break/><text:tab/><text:tab/>&lt;div class="PhotoLivre"&gt;&lt;img src="#4" alt="#2" /&gt;&lt;/div&gt;<text:line-break/><text:tab/><text:tab/><text:span text:style-name="T14">&lt;div class="TitreLivre"&gt;#3&lt;/div&gt;<text:line-break/></text:span><text:tab/><text:tab/><text:span text:style-name="T14">&lt;div class="AuteurLivre"&gt;#4&lt;/div&gt;<text:line-break/><text:tab/><text:tab/>&lt;div class="TagLivre"&gt;<text:line-break/><text:tab/><text:tab/><text:tab/>&lt;div class="Tag"&gt;#6&lt;/div&gt;</text:span><text:span text:style-name="T16"> / pour chaque $livre[‘tag’]<text:line-break/></text:span><text:span text:style-name="T27"><text:tab/><text:tab/></text:span><text:span text:style-name="T28">&lt;/div&gt;</text:span><text:span text:style-name="T14"><text:line-break/></text:span><text:tab/><text:tab/><text:span text:style-name="T14">&lt;div class="InfoLivre"&gt;#5&lt;/div&gt;<text:line-break/><text:tab/><text:tab/>&lt;/div&gt;<text:line-break/><text:tab/>&lt;/a&gt;<text:line-break/></text:span>&lt;/div&gt;</text:p>
      <text:p text:style-name="P10">ou </text:p>
      <text:p text:style-name="P10">#1 : <text:span text:style-name="T26">livre[‘id’]</text:span></text:p>
      <text:p text:style-name="P13">#2 : <text:span text:style-name="T26">livre[‘ISBN’]</text:span></text:p>
      <text:p text:style-name="P13">#3 : <text:span text:style-name="T26">livre[‘titre’]</text:span></text:p>
      <text:p text:style-name="P13">#4 : <text:span text:style-name="T26">livre[‘image’]</text:span></text:p>
      <text:p text:style-name="P13">#<text:span text:style-name="T14">5</text:span> : <text:span text:style-name="T26">livre[‘resume’]</text:span></text:p>
      <text:p text:style-name="P26">#6 : <text:span text:style-name="T26">livre[‘tag’][‘nom’]</text:span></text:p>
      <text:p text:style-name="P26"/>
      <text:p text:style-name="P26">Attention, si l’info est absente, générer quand même le div vide.</text:p>
      <text:h text:style-name="P86" text:outline-level="2">getCategorie</text:h>
      <text:p text:style-name="P40">Fonction qui charge un tableau avec toutes les <text:span text:style-name="T29">categories</text:span> d’un livre</text:p>
      <text:p text:style-name="P40">Entrée : IdObjet</text:p>
      <text:p text:style-name="P40">Sortie : Tableau</text:p>
      <text:p text:style-name="P14"><text:soft-page-break/>Lire dans l<text:span text:style-name="T29">es</text:span> table<text:span text:style-name="T29">s</text:span> <text:span text:style-name="T29">Appartient &amp; Catégorie </text:span>les infos sur le livre dont l’IDObjet est reçu en paramètre</text:p>
      <text:p text:style-name="P19">Select <text:span text:style-name="T29">c.idCategorie, c.libelle<text:line-break/>from categorie c, appartient a<text:line-break/>where c.idCategorie = a.idCategorie<text:line-break/>and a.idObjet = le parametre<text:line-break/></text:span></text:p>
      <text:p text:style-name="P21">Pour chaque ligne,</text:p>
      <text:p text:style-name="P22"><text:span text:style-name="T3">tab[‘id’] = </text:span><text:span text:style-name="T10">c.idCategorie</text:span><text:line-break/>tab[‘<text:span text:style-name="T29">nom</text:span>‘] = <text:span text:style-name="T29">c.libelle</text:span></text:p>
      <text:p text:style-name="P22"/>
      <text:p text:style-name="P21">Retourner Tab</text:p>
      <text:h text:style-name="P87" text:outline-level="2">getLivre</text:h>
      <text:p text:style-name="P39">Fonction qui charge un tableau avec toutes les infos d’un livre</text:p>
      <text:p text:style-name="P39">Entrée : IdObjet</text:p>
      <text:p text:style-name="P39">Sortie : Tableau</text:p>
      <text:p text:style-name="P13">Lire dans la table Objet les infos sur le livre dont l’IDObjet est reçu en paramètre</text:p>
      <text:p text:style-name="P18">Select o.ISBN, o.titre, o.image, o.resume, o.image, a.nom<text:line-break/>from objet o, auteur a<text:line-break/>where o.IDAuteur = A.IDAuteur<text:line-break/>and O.IDObjet = <text:span text:style-name="T26">le parametre</text:span></text:p>
      <text:p text:style-name="P23">tab[‘id’] = le parametre<text:line-break/>tab[‘ISBN‘] = O.ISBN<text:line-break/>tab[‘titre’] = O.titre<text:line-break/>tab[‘image’] = O.image<text:line-break/>tab[‘resume’] = O.resume<text:line-break/>tab[‘auteur’] = a.nom<text:line-break/>tab[‘tag’] = getCategories(le parametre)</text:p>
      <text:p text:style-name="P23">retourner tab</text:p>
      <text:h text:style-name="P88" text:outline-level="2"><text:span text:style-name="T25">ficheLivre</text:span>.php</text:h>
      <text:p text:style-name="P30"><text:span text:style-name="T20">Écran</text:span> <text:span text:style-name="T25">qui affiche le détail d’un livre</text:span></text:p>
      <text:p text:style-name="P39">NOTE : Pour l’instant, c’est sommaire … on complétera plus tard</text:p>
      <text:p text:style-name="P39"/>
      <text:p text:style-name="P71">En haut <text:span text:style-name="T18">→</text:span></text:p>
      <text:p text:style-name="P39">Si $_GET[‘livre’] n’existe pas =&gt; die("Manipulation interdite !")</text:p>
      <text:p text:style-name="P39">livre = getLivre($_GET[‘livre’]) ;</text:p>
      <text:p text:style-name="P53"><text:soft-page-break/><text:span text:style-name="T41">Au milieu</text:span> → </text:p>
      <text:p text:style-name="P53"><text:tab/><text:span text:style-name="T41">Afficher</text:span> <text:span text:style-name="T41">M</text:span>enu</text:p>
      <text:p text:style-name="P53"><text:tab/><text:span text:style-name="T41">Afficher Messages</text:span></text:p>
      <text:p text:style-name="P39"><text:tab/>&lt;h1&gt;livre[‘titre’]&lt;/h1&gt;</text:p>
      <text:p text:style-name="P39"><text:tab/><text:tab/>appel AfficheLivre(livre[‘id’])</text:p>
      <text:p text:style-name="P53">En bas →</text:p>
      <text:p text:style-name="P53"><text:tab/><text:span text:style-name="T41">Afficher</text:span> piedPage</text:p>
      <text:h text:style-name="P89" text:outline-level="2"><text:span text:style-name="T30">listeLivre</text:span>.php</text:h>
      <text:p text:style-name="P31"><text:span text:style-name="T20">Écran</text:span> <text:span text:style-name="T25">qui affiche la liste de tout les livres disponibles</text:span></text:p>
      <text:p text:style-name="P42">Et pour chaque un lin vers ficheLivre.php</text:p>
      <text:p text:style-name="P68"/>
      <text:p text:style-name="P53"><text:span text:style-name="T41">Au milieu</text:span> → </text:p>
      <text:p text:style-name="P53"><text:tab/><text:span text:style-name="T41">Afficher</text:span> <text:span text:style-name="T41">M</text:span>enu</text:p>
      <text:p text:style-name="P53"><text:tab/><text:span text:style-name="T41">Afficher Messages</text:span></text:p>
      <text:p text:style-name="P70"><text:tab/>&lt;h1&gt;<text:span text:style-name="T41">Liste des </text:span>livre<text:span text:style-name="T41">s</text:span>&lt;/h1&gt;</text:p>
      <text:p text:style-name="P68"/>
      <text:p text:style-name="P72">A vous de jouer pour l’analyse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9:19:25.933924832</meta:creation-date>
    <dc:date>2016-12-14T09:38:56.828134908</dc:date>
    <meta:editing-duration>PT12H34M42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12" meta:paragraph-count="256" meta:word-count="1714" meta:character-count="11313" meta:non-whitespace-character-count="9655"/>
  </office:meta>
</office:document-meta>
</file>